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left="-0.6298in" fo:margin-right="-0.590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" style:parent-style-name="Standard" style:family="paragraph">
      <style:paragraph-properties fo:margin-left="-0.6298in" fo:margin-right="-0.5902in">
        <style:tab-stops/>
      </style:paragraph-properties>
    </style:style>
    <style:style style:name="T3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4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5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6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7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8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P9" style:parent-style-name="Standard" style:family="paragraph">
      <style:paragraph-properties fo:margin-left="-0.6298in" fo:margin-right="-0.5902in">
        <style:tab-stops/>
      </style:paragraph-properties>
    </style:style>
    <style:style style:name="T10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11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12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13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14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5" style:parent-style-name="Standard" style:family="paragraph">
      <style:paragraph-properties fo:margin-left="-0.6298in" fo:margin-right="-0.5902in">
        <style:tab-stops/>
      </style:paragraph-properties>
    </style:style>
    <style:style style:name="T16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17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18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19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20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P2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22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23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24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25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27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28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P2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/>
    </style:style>
    <style:style style:name="P3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1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32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33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34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35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P3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7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P3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9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40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41" style:parent-style-name="خطالفقرةالافتراضي" style:family="text">
      <style:text-properties style:font-name="Arial" style:font-name-complex="Arial" fo:font-size="14pt" style:font-size-asian="14pt" style:font-size-complex="14pt"/>
    </style:style>
    <style:style style:name="T42" style:parent-style-name="خطالفقرةالافتراضي" style:family="text">
      <style:text-properties style:font-name="Arial" style:font-name-complex="Arial" fo:font-size="16pt" style:font-size-asian="16pt" style:font-size-complex="16pt" fo:language="en" fo:country="US"/>
    </style:style>
    <style:style style:name="T43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4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45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4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4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48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4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50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5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3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54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55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56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57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5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6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1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6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/>
    </style:style>
    <style:style style:name="P6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4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65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66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6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/>
    </style:style>
    <style:style style:name="P6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7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1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7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7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4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75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76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77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7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80" style:parent-style-name="خطالفقرةالافتراضي" style:family="text">
      <style:text-properties style:font-name="Arial" style:font-name-complex="Arial" fo:font-size="16pt" style:font-size-asian="16pt" style:font-size-complex="16pt" fo:language="en" fo:country="US"/>
    </style:style>
    <style:style style:name="P8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82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8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8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85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86" style:parent-style-name="خطالفقرةالافتراضي" style:family="text">
      <style:text-properties style:font-name="Liberation Sans" style:font-name-asian="Microsoft YaHei" style:font-name-complex="Lucida Sans" fo:font-size="18pt" style:font-size-asian="18pt" style:font-size-complex="18pt"/>
    </style:style>
    <style:style style:name="T87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88" style:parent-style-name="خطالفقرةالافتراضي" style:family="text">
      <style:text-properties style:font-name="Arial" style:font-name-complex="Arial" fo:font-size="16pt" style:font-size-asian="16pt" style:font-size-complex="16pt" fo:language="en" fo:country="US"/>
    </style:style>
    <style:style style:name="T8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90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91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92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93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94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95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96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9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9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00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101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0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10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/>
    </style:style>
    <style:style style:name="P10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5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06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07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08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0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11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12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1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14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1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16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1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18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1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20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21" style:parent-style-name="خطالفقرةالافتراضي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122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2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/>
    </style:style>
    <style:style style:name="P12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25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2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12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28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29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30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3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32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33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T134" style:parent-style-name="خطالفقرةالافتراضي" style:family="text">
      <style:text-properties style:font-name="Arial" style:font-name-complex="Arial" fo:font-size="14pt" style:font-size-asian="14pt" style:font-size-complex="14pt" fo:language="en" fo:country="US"/>
    </style:style>
    <style:style style:name="P135" style:parent-style-name="Standard" style:family="paragraph">
      <style:paragraph-properties style:writing-mode="rl-tb" fo:margin-left="-0.6298in" fo:margin-right="-0.5902in">
        <style:tab-stops>
          <style:tab-stop style:type="left" style:position="6.0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fo:wrap-option="wrap" fo:padding-top="0.04921in" fo:padding-bottom="0.04921in" fo:padding-left="0.09843in" fo:padding-right="0.09843in" draw:textarea-vertical-align="middle" draw:textarea-horizontal-align="left" style:wrap="run-through" style:run-through="foreground" draw:fill="solid" draw:fill-color="#ffffff" draw:opacity="100%" draw:stroke="solid" svg:stroke-width="0.01181in" svg:stroke-color="#000000" svg:stroke-opacity="100%" draw:stroke-linejoin="round" svg:stroke-linecap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 text:c="5"/></text:p>
      <text:p text:style-name="P2"><text:span text:style-name="T3"><text:s text:c="5"/></text:span><text:span text:style-name="T4">أدارة مدرسة <text:s text:c="11"/></text:span><text:span text:style-name="T5"><text:s text:c="21"/></text:span><text:span text:style-name="T6"><text:s text:c="3"/>اسئلة الامتحانات النهائيةــ الدور الثاني <text:s text:c="15"/></text:span><text:span text:style-name="T7"><text:s text:c="6"/></text:span><text:span text:style-name="T8"><text:s text:c="2"/>المادة: الرياضيات</text:span></text:p>
      <text:p text:style-name="P9"><text:span text:style-name="T10"><text:s text:c="6"/></text:span><text:span text:style-name="T11">نور السعادة <text:s text:c="11"/></text:span><text:span text:style-name="T12"><text:s text:c="23"/></text:span><text:span text:style-name="T13"><text:s text:c="5"/>للعام الدراسي – 2023-2024 <text:s text:c="26"/></text:span><text:span text:style-name="T14"><text:s text:c="2"/>الصف: الرابع</text:span></text:p>
      <text:p text:style-name="P15"><text:span text:style-name="T16"><text:s text:c="5"/></text:span><text:span text:style-name="T17">الابتدائية للبنات <text:s text:c="51"/></text:span><text:span text:style-name="T18"><text:s text:c="21"/></text:span><text:span text:style-name="T19"><text:s text:c="27"/>الزمن :ساعة ونصف</text:span><text:span text:style-name="T20"><text:s text:c="2"/></text:span></text:p>
      <text:p text:style-name="P21"><text:span text:style-name="T22"><text:s text:c="31"/></text:span><text:span text:style-name="T23"><text:s text:c="19"/></text:span><text:span text:style-name="T24"><text:s text:c="2"/>ملاحظة الاجابة عن<text:s/></text:span><text:span text:style-name="T25">خمسة</text:span><text:span text:style-name="T26"><text:s/>اسئلة فقط <text:s text:c="8"/></text:span><text:span text:style-name="T27"><text:s text:c="11"/></text:span><text:span text:style-name="T28"><text:s text:c="4"/>التاريخ : <text:s text:c="2"/>- <text:s text:c="2"/>-2024</text:span></text:p>
      <text:p text:style-name="P29"/>
      <text:p text:style-name="P30"><text:span text:style-name="T31"><text:s/>س1/<text:s/></text:span><text:span text:style-name="T32">أ – جد ناتج الضرب 2 × 20 = <text:s text:c="58"/></text:span><text:span text:style-name="T33"><text:s text:c="12"/></text:span><text:span text:style-name="T34"><text:s text:c="3"/></text:span><text:span text:style-name="T35">{2} درجة <text:s text:c="2"/></text:span></text:p>
      <text:p text:style-name="P36"><text:span text:style-name="T37"><text:s text:c="19"/></text:span></text:p>
      <text:p text:style-name="P38"><text:span text:style-name="T39"><text:s text:c="8"/>ب<text:s/></text:span><text:span text:style-name="T40">ــ</text:span><text:span text:style-name="T41"><text:s/>جد كسراً مكافئاً للكسر<text:s/></text:span><text:span text:style-name="T42"><text:s/></text:span><draw:frame draw:style-name="a0" text:anchor-type="as-char" svg:x="0in" svg:y="0in" svg:width="0.11667in" svg:height="0.50833in" style:rel-width="scale" style:rel-height="scale"><draw:object xlink:href="Object 1/" xlink:type="simple" xlink:show="embed" xlink:actuate="onLoad"/></draw:frame><text:span text:style-name="T43"><text:s text:c="21"/></text:span></text:p>
      <text:p text:style-name="P44"><text:span text:style-name="T45">_________________________________________________________________________</text:span></text:p>
      <text:p text:style-name="P46"/>
      <text:p text:style-name="P47"><text:span text:style-name="T48"><text:s/>س2 / أ ــ اكتب العدد بالصورة التحليلية 256456 = 6 + <text:s/>+ <text:s text:c="2"/>+ <text:s text:c="3"/>+ <text:s text:c="4"/>+ <text:s text:c="10"/></text:span><text:span text:style-name="T49"><text:s text:c="14"/></text:span><text:span text:style-name="T50"><text:s text:c="5"/>{2} درجة</text:span></text:p>
      <text:p text:style-name="P51"/>
      <text:p text:style-name="P52"><text:span text:style-name="T53"><text:s text:c="8"/>ب ــ قسمت معلمة الرياضة تلاميذ الصف الرابع وعددهم<text:s/></text:span><text:span text:style-name="T54">٧٥</text:span><text:span text:style-name="T55"><text:s/>الى<text:s/></text:span><text:span text:style-name="T56">٣</text:span><text:span text:style-name="T57"><text:s/>مجموعات متساوية لزيارة</text:span></text:p>
      <text:p text:style-name="P58"><text:span text:style-name="T59"><text:s text:c="14"/>حديقة الزوراء كم تلميذاً في كل مجموعة ؟ <text:s text:c="2"/></text:span></text:p>
      <text:p text:style-name="P60"><text:span text:style-name="T61">_________________________________________________________________________</text:span></text:p>
      <text:p text:style-name="P62"/>
      <text:p text:style-name="P63"><text:span text:style-name="T64"><text:s/>س3 / أ ــ قرب العدد الى أقرب ألف <text:s text:c="2"/>45879 ؟ <text:s text:c="43"/></text:span><text:span text:style-name="T65"><text:s text:c="13"/></text:span><text:span text:style-name="T66"><text:s text:c="6"/>{2} درجة</text:span></text:p>
      <text:p text:style-name="P67"/>
      <text:p text:style-name="P68"><text:span text:style-name="T69"><text:s text:c="8"/>ب ــ <text:s/>جد ناتج الجمع 869782 - 545271 = ؟</text:span></text:p>
      <text:p text:style-name="P70"><text:span text:style-name="T71">_________________________________________________________________________</text:span></text:p>
      <text:p text:style-name="P72"/>
      <text:p text:style-name="P73"><text:span text:style-name="T74"><text:s/>س4 / أ ــ حول العدد الكسري الى كسر اعتيادي <text:s/></text:span><draw:frame draw:style-name="a1" text:anchor-type="as-char" svg:x="0in" svg:y="0in" svg:width="0.2in" svg:height="0.38333in" style:rel-width="scale" style:rel-height="scale"><draw:object xlink:href="Object 2/" xlink:type="simple" xlink:show="embed" xlink:actuate="onLoad"/></draw:frame><text:span text:style-name="T75"><text:s text:c="43"/></text:span><text:span text:style-name="T76"><text:s text:c="16"/></text:span><text:span text:style-name="T77">{2} درجة</text:span></text:p>
      <text:p text:style-name="P78"><text:span text:style-name="T79"><text:s text:c="8"/>ب ــ جد ناتج <text:s text:c="2"/></text:span><draw:frame draw:style-name="a2" text:anchor-type="as-char" svg:x="0in" svg:y="0in" svg:width="0.725in" svg:height="0.50833in" style:rel-width="scale" style:rel-height="scale"><draw:object xlink:href="Object 3/" xlink:type="simple" xlink:show="embed" xlink:actuate="onLoad"/></draw:frame><text:span text:style-name="T80"><text:s/></text:span></text:p>
      <text:p text:style-name="P81"><text:span text:style-name="T82">_________________________________________________________________________</text:span></text:p>
      <text:p text:style-name="P83"/>
      <text:p text:style-name="P84"><text:span text:style-name="T85"><draw:custom-shape svg:x="4.18542in" svg:y="0.11181in" svg:width="0.26528in" svg:height="0.2375in" draw:z-index="5" draw:id="id0" draw:style-name="a3" draw:name="start-event-none" text:anchor-type="paragraph"><svg:title>start-event-none</svg:title><svg:desc/><text:p text:style-name="عادي"><text:span text:style-name="T86"><text:s text:c="4"/></text:span></text:p><draw:enhanced-geometry draw:type="non-primitive" svg:viewBox="0 0 677 607" draw:enhanced-path="M ?f1 ?f3 C ?f1 ?f4 ?f5 ?f0 ?f6 ?f0 ?f7 ?f0 ?f0 ?f4 ?f0 ?f3 ?f0 ?f8 ?f7 ?f2 ?f6 ?f2 ?f5 ?f2 ?f1 ?f8 ?f1 ?f3 Z N" draw:text-areas="?f13 ?f15 ?f14 ?f16"><draw:equation draw:name="f0" draw:formula="0"/><draw:equation draw:name="f1" draw:formula="677"/><draw:equation draw:name="f2" draw:formula="607"/><draw:equation draw:name="f3" draw:formula="303"/><draw:equation draw:name="f4" draw:formula="136"/><draw:equation draw:name="f5" draw:formula="525"/><draw:equation draw:name="f6" draw:formula="338"/><draw:equation draw:name="f7" draw:formula="151"/><draw:equation draw:name="f8" draw:formula="471"/><draw:equation draw:name="f9" draw:formula="?f2 - ?f0"/><draw:equation draw:name="f10" draw:formula="?f1 - ?f0"/><draw:equation draw:name="f11" draw:formula="?f10 / 677"/><draw:equation draw:name="f12" draw:formula="?f9 / 607"/><draw:equation draw:name="f13" draw:formula="?f0 / ?f11"/><draw:equation draw:name="f14" draw:formula="?f1 / ?f11"/><draw:equation draw:name="f15" draw:formula="?f0 / ?f12"/><draw:equation draw:name="f16" draw:formula="?f2 / ?f12"/></draw:enhanced-geometry></draw:custom-shape></text:span><text:span text:style-name="T87"><text:s/>س5 / أ ــ قارن بين الكسرين الاعتياديين <text:s/></text:span><draw:frame draw:style-name="a4" text:anchor-type="as-char" svg:x="0in" svg:y="0in" svg:width="0.23333in" svg:height="0.50833in" style:rel-width="scale" style:rel-height="scale"><draw:object xlink:href="Object 4/" xlink:type="simple" xlink:show="embed" xlink:actuate="onLoad"/></draw:frame><text:span text:style-name="T88"><text:s/></text:span><text:span text:style-name="T89"><text:s text:c="4"/></text:span><text:span text:style-name="T90"><text:s/></text:span><text:span text:style-name="T91"><text:s/></text:span><draw:frame draw:style-name="a5" text:anchor-type="as-char" svg:x="0in" svg:y="0in" svg:width="0.23333in" svg:height="0.50833in" style:rel-width="scale" style:rel-height="scale"><draw:object xlink:href="Object 5/" xlink:type="simple" xlink:show="embed" xlink:actuate="onLoad"/></draw:frame><text:span text:style-name="T92"><text:s text:c="2"/>بأستخدام (<text:s/></text:span><text:span text:style-name="T93">&lt; , &gt; , =<text:s/></text:span><text:span text:style-name="T94">) <text:s text:c="7"/></text:span><text:span text:style-name="T95"><text:s text:c="21"/></text:span><text:span text:style-name="T96"><text:s/>{2} درجة</text:span></text:p>
      <text:p text:style-name="P97"/>
      <text:p text:style-name="P98"><text:span text:style-name="T99"><text:s text:c="7"/>ب ــ جد اربع مضاعفات للعدد<text:s/></text:span><text:span text:style-name="T100">5</text:span><text:span text:style-name="T101"><text:s/>؟</text:span></text:p>
      <text:p text:style-name="P102"/>
      <text:p text:style-name="P103"/>
      <text:p text:style-name="P104"><text:span text:style-name="T105"><text:s/>س6 / أ ــ جد ناتج:- <text:s/></text:span><text:span text:style-name="T106"><text:s text:c="2"/></text:span><text:span text:style-name="T107">920521 <text:s text:c="64"/></text:span><text:span text:style-name="T108"><text:s text:c="12"/></text:span><text:span text:style-name="T109"><text:s text:c="4"/>{2} درجة</text:span></text:p>
      <text:p text:style-name="P110"><text:span text:style-name="T111"><text:s text:c="25"/></text:span><text:span text:style-name="T112">+</text:span></text:p>
      <text:p text:style-name="P113"><text:span text:style-name="T114"><text:s text:c="28"/>578389 <text:s/></text:span></text:p>
      <text:p text:style-name="P115"><text:span text:style-name="T116"><text:s text:c="27"/>ـــــــــــــــــ</text:span></text:p>
      <text:p text:style-name="P117"><text:span text:style-name="T118"><text:s text:c="3"/></text:span></text:p>
      <text:p text:style-name="P119"><text:span text:style-name="T120"><text:s text:c="8"/>ب ــ اكتب العدد<text:s/></text:span><text:span text:style-name="T121">4 مليون</text:span><text:span text:style-name="T122"><text:s/>بالصورة الرقمية =</text:span></text:p>
      <text:p text:style-name="P123"/>
      <text:p text:style-name="P124"><text:span text:style-name="T125"><text:s text:c="48"/>أدعو الله لكم بالسداد والتوفيق …</text:span></text:p>
      <text:p text:style-name="P126"/>
      <text:p text:style-name="P127"><text:span text:style-name="T128"><text:s text:c="3"/></text:span><text:span text:style-name="T129"><text:s text:c="10"/></text:span><text:span text:style-name="T130"><text:s/>المعلمة <text:s text:c="44"/>المعلم <text:s text:c="46"/>معلم المادة</text:span></text:p>
      <text:p text:style-name="P131"><text:span text:style-name="T132"><text:s/></text:span><text:span text:style-name="T133"><text:s text:c="10"/></text:span><text:span text:style-name="T134"><text:s text:c="2"/>هدى محمد <text:s text:c="35"/>صالح عبدالجبار <text:s text:c="40"/>احمد شاكر</text:span></text:p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end" style:writing-mode="lr-tb" fo:line-height="100%" fo:background-color="transparent" style:tab-stop-distance="0.4923in"/>
      <style:text-properties style:font-name="Liberation Serif" style:font-name-asian="N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IQ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قائمة" style:display-name="قائمة" style:family="paragraph" style:parent-style-name="Textbody">
      <style:text-properties fo:hyphenate="false"/>
    </style:style>
    <style:style style:name="تسميةتوضيحية" style:display-name="تسمية توضيحية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16in" fo:margin-left="0.7875in" fo:margin-bottom="0.4763in" fo:margin-right="0.7875in" style:num-format="1" style:writing-mode="rl-tb">
        <style:footnote-sep style:width="0.007in" style:rel-width="33%" style:color="#000000" style:line-style="solid" style:adjustment="righ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hmed</meta:initial-creator>
    <dc:creator>Ahmed</dc:creator>
    <meta:creation-date>2023-04-23T00:24:00Z</meta:creation-date>
    <dc:date>2024-04-19T20:48:00Z</dc:date>
    <meta:print-date>2024-04-19T20:47:00Z</meta:print-date>
    <meta:template xlink:href="Normal" xlink:type="simple"/>
    <meta:editing-cycles>12</meta:editing-cycles>
    <meta:editing-duration>PT15240S</meta:editing-duration>
    <meta:document-statistic meta:page-count="1" meta:paragraph-count="4" meta:word-count="358" meta:character-count="2395" meta:row-count="17" meta:non-whitespace-character-count="204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4</mml:mn>
    </mml:mrow>
    <mml:mrow>
      <mml:mn>8</mml:mn>
    </mml:mrow>
  </mml:mfrac>
</mml:math>
</file>

<file path=Object 2/content.xml><?xml version="1.0" encoding="utf-8"?>
<mml:math xmlns:mml="http://www.w3.org/1998/Math/MathML" xmlns:m="http://schemas.openxmlformats.org/officeDocument/2006/math">
  <mml:mn>2</mml:mn>
  <mml:mfrac>
    <mml:mrow>
      <mml:mn>2</mml:mn>
    </mml:mrow>
    <mml:mrow>
      <mml:mn>4</mml:mn>
    </mml:mrow>
  </mml:mfrac>
</mml:math>
</file>

<file path=Object 3/content.xml><?xml version="1.0" encoding="utf-8"?>
<mml:math xmlns:mml="http://www.w3.org/1998/Math/MathML" xmlns:m="http://schemas.openxmlformats.org/officeDocument/2006/math">
  <mml:mo>=</mml:mo>
  <mml:mfrac>
    <mml:mrow>
      <mml:mn>1</mml:mn>
    </mml:mrow>
    <mml:mrow>
      <mml:mn>6</mml:mn>
    </mml:mrow>
  </mml:mfrac>
  <mml:mo>-</mml:mo>
  <mml:mfrac>
    <mml:mrow>
      <mml:mn>1</mml:mn>
    </mml:mrow>
    <mml:mrow>
      <mml:mn>2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6</mml:mn>
    </mml:mrow>
    <mml:mrow>
      <mml:mn>10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n>8</mml:mn>
    </mml:mrow>
    <mml:mrow>
      <mml:mn>10</mml:mn>
    </mml:mrow>
  </mml:mfrac>
</mml:math>
</file>